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draw:shadow="hidden"/>
    </style:style>
    <style:style style:name="gr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1" style:family="paragraph">
      <style:paragraph-properties fo:text-align="center"/>
      <style:text-properties fo:color="#000000" fo:font-size="16pt" style:font-size-asian="16pt" style:font-size-complex="16pt"/>
    </style:style>
    <style:style style:name="P2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000000" fo:font-family="'Liberation Sans'" style:font-family-generic="roman" style:font-pitch="variable" fo:font-size="16pt" fo:font-weight="bold" style:letter-kerning="true" style:font-family-asian="'WenQuanYi Micro Hei'" style:font-family-generic-asian="system" style:font-pitch-asian="variable" style:font-size-asian="16pt" style:font-weight-asian="bold" style:font-family-complex="'Lohit Hindi'" style:font-family-generic-complex="system" style:font-pitch-complex="variable" style:font-size-complex="16pt" style:font-weight-complex="bol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color="#000000" fo:font-size="16pt" fo:text-shadow="none" style:text-underline-style="none" style:font-size-asian="16pt" style:font-size-complex="16pt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P7" style:family="paragraph">
      <style:paragraph-properties fo:text-align="end"/>
      <style:text-properties fo:color="#000000" fo:font-size="16pt" style:font-size-asian="16pt" style:font-size-complex="16pt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font-size="16pt" fo:text-shadow="none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62cm" svg:height="2.032cm" svg:x="1.535cm" svg:y="1.389cm">
          <text:p text:style-name="P1"><text:span text:style-name="T1">Specification</text:span></text:p>
          <text:p text:style-name="P1"><text:span text:style-name="T1">(TLM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4" draw:id="id4" draw:layer="layout" svg:width="3.962cm" svg:height="2.031cm" svg:x="1.535cm" svg:y="4.64cm">
          <text:p text:style-name="P3"><text:span text:style-name="T2">RTL</text:span></text:p>
          <text:p text:style-name="P3"><text:span text:style-name="T2">Descrip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" draw:id="id1" draw:layer="layout" svg:width="3.962cm" svg:height="2.032cm" svg:x="1.535cm" svg:y="7.873cm">
          <text:p text:style-name="P3"><text:span text:style-name="T2">Netlis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xml:id="id2" draw:id="id2" draw:layer="layout" svg:width="3.962cm" svg:height="2.032cm" svg:x="1.535cm" svg:y="10.989cm">
          <text:p text:style-name="P4"><text:span text:style-name="T1">Physical</text:span></text:p>
          <text:p text:style-name="P3"><text:span text:style-name="T2">Netlis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xml:id="id5" draw:id="id5" draw:layer="layout" svg:width="3.962cm" svg:height="2.032cm" svg:x="1.535cm" svg:y="13.987cm">
          <text:p text:style-name="P3"><text:span text:style-name="T2">Integrated</text:span></text:p>
          <text:p text:style-name="P3"><text:span text:style-name="T2">Circui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3.516cm" svg:y1="9.905cm" svg:x2="3.516cm" svg:y2="10.989cm" draw:start-shape="id1" draw:start-glue-point="6" draw:end-shape="id2" draw:end-glue-point="4" svg:d="m3516 9905v1084" svg:viewBox="0 0 1 1085">
          <text:p text:style-name="P4"><text:span text:style-name="T3"><text:s text:c="31"/></text:span><text:span text:style-name="T3">Place &amp; Route</text:span></text:p>
        </draw:connector>
        <draw:connector draw:style-name="gr6" draw:text-style-name="P5" draw:layer="layout" svg:x1="3.516cm" svg:y1="3.421cm" svg:x2="3.516cm" svg:y2="4.64cm" draw:start-shape="id3" draw:start-glue-point="6" draw:end-shape="id4" draw:end-glue-point="4" svg:d="m3516 3421v1219" svg:viewBox="0 0 1 1220">
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High-level Synthesis</text:span></text:p>
        </draw:connector>
        <draw:connector draw:style-name="gr6" draw:text-style-name="P7" draw:layer="layout" svg:x1="3.516cm" svg:y1="6.671cm" svg:x2="3.516cm" svg:y2="7.873cm" draw:start-shape="id4" draw:start-glue-point="6" draw:end-shape="id1" draw:end-glue-point="4" svg:d="m3516 6671v1202" svg:viewBox="0 0 1 1203">
          <text:p text:style-name="P6"><text:span text:style-name="T3"><text:s text:c="35"/></text:span><text:span text:style-name="T3">Logic Synthesis </text:span></text:p>
          <text:p text:style-name="P6"><text:span text:style-name="T3">&amp; Tech Mapping</text:span></text:p>
        </draw:connector>
        <draw:connector draw:style-name="gr6" draw:text-style-name="P7" draw:layer="layout" svg:x1="3.516cm" svg:y1="13.021cm" svg:x2="3.516cm" svg:y2="13.987cm" draw:start-shape="id2" draw:start-glue-point="6" draw:end-shape="id5" draw:end-glue-point="4" svg:d="m3516 13021v966" svg:viewBox="0 0 1 967">
          <text:p text:style-name="P7"><text:span text:style-name="T2"><text:s text:c="26"/></text:span><text:span text:style-name="T2">Fabricati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ffffff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Pruss</meta:initial-creator>
    <meta:creation-date>2013-11-13T17:45:30</meta:creation-date>
    <dc:date>2013-12-08T13:55:42</dc:date>
    <dc:creator>Tim Pruss</dc:creator>
    <meta:editing-duration>PT47M22S</meta:editing-duration>
    <meta:editing-cycles>3</meta:editing-cycles>
    <meta:generator>LibreOffice/3.5$Linux_x86 LibreOffice_project/350m1$Build-2</meta:generator>
    <meta:document-statistic meta:object-count="9"/>
  </office:meta>
</office:document-meta>
</file>